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3E00002C3A000024CC54B31198.svm"/>
  <manifest:file-entry manifest:media-type="" manifest:full-path="Pictures/2000021200004EA500003447CDE6E471.svm"/>
  <manifest:file-entry manifest:media-type="" manifest:full-path="Pictures/200002E100003CAE00002910C9FB1703.svm"/>
  <manifest:file-entry manifest:media-type="" manifest:full-path="Pictures/200002F800002BBA000024BE3856E4A8.svm"/>
  <manifest:file-entry manifest:media-type="" manifest:full-path="Pictures/2000038D00003CAC000035C2915E7A36.svm"/>
  <manifest:file-entry manifest:media-type="" manifest:full-path="Pictures/2000020600005F3E00003251376129AC.svm"/>
  <manifest:file-entry manifest:media-type="" manifest:full-path="Pictures/2000051200002BC90000280FE4E5ACE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1in" table:align="center" style:shadow="#808080 0.0396in 0.0396in" style:may-break-between-rows="false"/>
    </style:style>
    <style:style style:name="Table12.A" style:family="table-column">
      <style:table-column-properties style:column-width="1.5646in"/>
    </style:style>
    <style:style style:name="Table12.B" style:family="table-column">
      <style:table-column-properties style:column-width="1.1333in"/>
    </style:style>
    <style:style style:name="Table12.E" style:family="table-column">
      <style:table-column-properties style:column-width="1.1354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Code">
      <style:text-properties fo:background-color="transparent"/>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style="normal" style:font-style-asian="normal" style:font-style-complex="normal"/>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6">
      <style:paragraph-properties style:writing-mode="lr-tb"/>
    </style:style>
    <style:style style:name="P13" style:family="paragraph" style:parent-style-name="Text_20_body" style:list-style-name="L7"/>
    <style:style style:name="P14" style:family="paragraph" style:parent-style-name="Text_20_body" style:list-style-name="L8"/>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font-style="normal" style:text-underline-style="none" style:font-style-asian="normal" style:font-style-complex="normal"/>
    </style:style>
    <style:style style:name="T5" style:family="text">
      <style:text-properties fo:font-style="normal" fo:background-color="transparen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a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emble as close as possible Cisco's IOS CLI.</text:p>
      <text:p text:style-name="Text_20_body">Full 802.1q support is implemented, including a VLAN database, port trunks and a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newer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which should include such features, is expected). Similar to the IOS, VLAN‑specific virtual interfaces can be dy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might say that LiSA is useless, sinc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In terms of the bridge, the virtual interface is just another port to it. In terms of the host, the virtual interface behaves like a physical interface connected to one of the switch's ports.</text:p>
      <text:p text:style-name="P2">The <text:span text:style-name="T1">8021q</text:span>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pear to be untagged on the virtual interfaces.</text:p>
      <text:h text:style-name="Heading_20_2" text:outline-level="2">Port Trunk with Bridge + 8021q Example</text:h>
      <text:p text:style-name="Text_20_body">As stated earlier, similar functionality can be achieved with two existing kernel modules, if they are cleverly used together. Here's a short, eloquent example:</text:p>
      <text:p text:style-name="P2">Suppose we had a machine with 4 network interfaces, and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P5">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6">One virtual interface is necessary for each VLAN of each trunk mode port. If all 4094 VLANs must be switched between two trunk ports, a total of 8188 virtual interfaces are needed for VLAN support only.</text:p>
        </text:list-item>
        <text:list-item>
          <text:p text:style-name="P6">When a packet is flooded / multicast and both trunk mode and access mode ports are involved, the same tagging / untagging operations take place several times. This also implies additional overhead with socket buffer operations.</text:p>
        </text:list-item>
      </text:list>
      <text:p text:style-name="Text_20_body">LiSA uses its own kernel module to accomplish these tasks. Since it was meant for an intelligent Layer 2 switch right from the beginning, several optimizations have been made to mitigate these drawbacks:</text:p>
      <text:list text:style-name="L4">
        <text:list-item>
          <text:p text:style-name="P7">LiSA needs no virtual interfaces at all to handle per‑VLAN packet switching.</text:p>
        </text:list-item>
        <text:list-item>
          <text:p text:style-name="P7">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8">Right from the beginning, LiSA was designed bearing dedicated systems in mind. Ideally, embedded systems should be used, but this does not mean it cannot run on standard PC architectures. Because of the dedicated systems idea, several flavors of CLI were designed:</text:p>
      <text:p text:style-name="Text_20_body">The <text:span text:style-name="T1">swcon</text:span><text:span text:style-name="T2"> binary is mean</text:span><draw:frame draw:style-name="fr1" draw:name="graphics1" text:anchor-type="char" svg:width="3.4626in" style:rel-width="50%" svg:height="2.3in" style:rel-height="scale" draw:z-index="6"><draw:image xlink:href="Pictures/2000021200004EA500003447CDE6E471.svm" xlink:type="simple" xlink:show="embed" xlink:actuate="onLoad"/></draw:frame><text:span text:style-name="T2">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9">Once authentication is completed, all binaries must provide the same functionality.<text:span text:style-name="T3"> Therefore, <text:s/>a</text:span>ll CLI functionality is actually implemented in a common library (object) rather than the binaries themselves.</text:p>
      <text:p text:style-name="P2">Because several management sessions (CLI instances) can run simultaneously, configuration must be shared between them. All switching control and configuration data is stored in kernel space, and thus it's shared by default. However, some data (such as the user and enable passwords) are not fitted to be stored in kernel space. Instead, IPC mechanisms are used to serve this purpose. A shared memory segment is used to store shared information in userspace. Consistent access to the shared memory segment is accomplished by means of a semaphore.</text:p>
      <text:h text:style-name="Heading_20_1" text:outline-level="1">Kernel Space Architecture</text:h>
      <text:p text:style-name="Text_20_body">When we first thought of implementing a software switch, we wanted to write our own dedicated kernel. Soon we realized this was a very bad idea and quickly moved on to using the linux kernel. This approach proved to be much better because:</text:p>
      <text:list text:style-name="L5">
        <text:list-item>
          <text:p text:style-name="P10">we no longer needed to write a scheduler, a memory manager and a synchronization framework;</text:p>
        </text:list-item>
        <text:list-item>
          <text:p text:style-name="P10">device drivers existed for a variety of network chipsets and many system architectures were already supported by the core kernel components – much better portability, for short;</text:p>
        </text:list-item>
        <text:list-item>
          <text:p text:style-name="P10">the linux kernel NAPI and socket buffers are a very clever solution to efficiently dealing with network packets;</text:p>
        </text:list-item>
        <text:list-item>
          <text:p text:style-name="P10">the IP stack and routing were already implemented;</text:p>
        </text:list-item>
        <text:list-item>
          <text:p text:style-name="P10">the LiSA system no longer needed to be dedicated; any PC would just do, and it could also be used for other tasks at the same time.</text:p>
        </text:list-item>
      </text:list>
      <text:p text:style-name="Text_20_body">We tried to use as much as possible from the linux kernel, without affecting switching performance. As we have already shown, existing modules have severe performance issues when it comes to trunk ports.</text:p>
      <text:p text:style-name="Text_20_body"><draw:frame draw:style-name="fr2" draw:name="graphics2" text:anchor-type="paragraph" svg:width="4.3189in" svg:height="2.2819in" draw:z-index="0"><draw:image xlink:href="Pictures/2000020600005F3E00003251376129AC.svm" xlink:type="simple" xlink:show="embed" xlink:actuate="onLoad"/></draw:frame>The LiSA kernel module is made up of five parts:</text:p>
      <text:list text:style-name="L6">
        <text:list-item>
          <text:p text:style-name="P11">Switching Engine – the very heart of the whole thing, which actually deals with packets;</text:p>
        </text:list-item>
        <text:list-item>
          <text:p text:style-name="P11">Forwarding Database – information on where packets should be forwarded based on their MAC address;</text:p>
        </text:list-item>
        <text:list-item>
          <text:p text:style-name="P11">VLAN Database – list of all configured VLANs;</text:p>
        </text:list-item>
        <text:list-item>
          <text:p text:style-name="P12">Virtual Interfaces – a clever trick to reuse the existing linux kernel code when packets must be "switched" at Layer 3;</text:p>
        </text:list-item>
        <text:list-item>
          <text:p text:style-name="P11">Userspace Interface – implements all the IOCTL calls.</text:p>
        </text:list-item>
      </text:list>
      <text:p text:style-name="Text_20_body">Just like the bridge module, LiSA hooks into the NAPI packet reception code. The hook was added <text:span text:style-name="T3">between generic packet handler </text:span>processing<text:note text:id="ftn1" text:note-class="footnote"><text:note-citation>1</text:note-citation><text:note-body><text:p text:style-name="Footnote">Generic packet handlers are called for all incoming packets. All libpcap based traffic analysis tools (such as tcpdump) use such a handler to capture incoming packets.</text:p></text:note-body></text:note> and protocol‑specific packet handler (upper layer) processing.</text:p>
      <text:p text:style-name="Text_20_body">When a packet is received by the network driver and passed to the kernel for processing, it is first handed to all registered generic handlers. Then it is passed to the Switching Engine. If the incoming interface is a switch member, the packet will be "absorbed" by the Switching Engine, and it will never reach the rest of the linux packet reception code. On the other hand, if the incoming interface is not a switch member, the packet will be handed off to the rest of the kernel reception routine.</text:p>
      <text:p text:style-name="Text_20_body">The Switching Engine examines the Forwarding Database and the VLAN Database and decides the fate of the packet. It can either be:</text:p>
      <text:list text:style-name="L7">
        <text:list-item>
          <text:p text:style-name="P13">discarded, if it's not legitimate according to the current configuration;</text:p>
        </text:list-item>
        <text:list-item>
          <text:p text:style-name="P13">forwarded to one or more ports; or</text:p>
        </text:list-item>
        <text:list-item>
          <text:p text:style-name="P13">forwarded to a Virtual Interface.</text:p>
        </text:list-item>
      </text:list>
      <text:p text:style-name="Text_20_body">When a packet is forwarded to a port, the socket buffer is placed directly into the interface's outgoing queue. This is right, because the Switching Engine always places an exclusive copy of the original socket buffer<text:note text:id="ftn2" text:note-class="footnote"><text:note-citation>2</text:note-citation><text:note-body><text:p text:style-name="Footnote">Actually it could be either the original socket buffer, a clone of it (the data segment is shared with the original socket buffer) or a full copy (both the sk_buff structure and the packet data are copied). This will be extensively discussed later, in <text:reference-ref text:reference-format="text" text:ref-name="minimum_data_copy">Minimum Data Copy Optimization</text:reference-ref>.</text:p></text:note-body></text:note> into the queue, and the driver will eventually free the socket buffer after successful transmission.</text:p>
      <text:p text:style-name="Text_20_body">When a packet is forwarded to a Virtual Interface, the NAPI packet reception routine is explicitly called and the packet is handed off to it as if it were received on a physical interface. The packet will eventually end up in upper layer processing. Because of this approach, Virtual Interfaces have no RX queue, no interrupt handlers and no poll method. A detailed discussion on why this is possible and efficient and it does not break the kernel can be found in the full LiSA paper.</text:p>
      <text:p text:style-name="Text_20_body">The packet transmission method of Virtual Interfaces does nothing but inject the packet (the socket buffer) in the Switching Engine. This is perfectly safe because the switching decision adds very little overhead and the socket buffer quickly ends up in a physical interface outgoing queue.</text:p>
      <text:h text:style-name="Heading_20_2" text:outline-level="2"><text:reference-mark-start text:name="minimum_data_copy"/>Minimum Data Copy Optimization<text:reference-mark-end text:name="minimum_data_copy"/></text:h>
      <text:p text:style-name="Text_20_body">At the best, no generic packet handler is registered and the Switching Engine needs to send the packet to only one physical interface. In this case the socket buffer could be sent right away, or freely modified if the tagging on the incoming interface differs from the tagging on the outgoing interface<text:note text:id="ftn3" text:note-class="footnote"><text:note-citation>3</text:note-citation><text:note-body><text:p text:style-name="Footnote">This means that either the incoming interface is in trunk mode (uses 802.1q tags) and the outgoing interface is in access mode (uses untagged packets) or vice‑versa.</text:p></text:note-body></text:note>.</text:p>
      <text:p text:style-name="Text_20_body">Although this is what happens most frequently, it's not the only possible case. For instance, a socket buffer may have already been passed to one or more generic packet handlers when it reaches the Switching Engine. And it also must be sent to several ports, of which some are tagged and some untagged. This is quite a difficult task to accomplish in an efficient manner.</text:p>
      <text:p text:style-name="Text_20_body">Socket buffers are fragile and delicate things. For the sake of efficiency, the kernel makes no sanity checks when you modify them. It's the programmer's task to wisely modify socket buffers without breaking anything. Basically, whenever a socket buffer needs to be touched, the programmer must make sure it's an exclusive copy. If it's not, then it is the programmer who must explicitly create an exclusive copy.</text:p>
      <text:p text:style-name="Text_20_body">When a packet is sent to several ports, each <text:span text:style-name="T3">port must be sent </text:span>a different socket buffer. No one can guarantee that all network chips will have finished sending the packet before the first driver frees the socket buffer. Moreover, drivers may need to change some fields in the sk_buff structure, so they need an exclusive copy. Fortunately, the packet data can be shared and only the sk_buff structure itself needs to be copied.</text:p>
      <text:p text:style-name="Text_20_body">We've worked hard to design an efficient algorithm. There are several rules that led us to the current implementation:</text:p>
      <text:list text:style-name="L8">
        <text:list-item>
          <text:p text:style-name="P14">First send the packet to all the ports that have the same tagging as the incoming port and then change the packet and send<text:span text:style-name="T3"> it </text:span>to the other ports. This way the packet is tagged/untagged only once.</text:p>
        </text:list-item>
        <text:list-item>
          <text:p text:style-name="P14">If a packet needs to be tagged/untagged, copy it only if the socket buffer is used by someone else (it's not an exclusive copy).</text:p>
        </text:list-item>
        <text:list-item>
          <text:p text:style-name="P14">If a socket buffer is copied for tagging/untagging purposes, it doesn’t need to be cloned again before sending it to the next outgoing port (unless there are more ports to send it to).</text:p>
        </text:list-item>
      </text:list>
      <text:p text:style-name="Text_20_body">Using these rules, we designed an algorithm that makes the minimum number of operations: tagging/untagging, cloning (copying only the sk_buff structure) and copying (both the sk_buff structure and the packet data).</text:p>
      <text:h text:style-name="Heading_20_2" text:outline-level="2"><text:reference-mark-start text:name="sw_engine_post_processing"/>Packet "Post‑Processing"<text:reference-mark-end text:name="sw_engine_post_processing"/></text:h>
      <text:p text:style-name="Text_20_body">The rules above inevitably led us to a "post‑processing" approach. Basically this means that, when you traverse a list of outgoing ports, you must postpone packet transmission to the current port (list element) until you process the next list element. This is so because you can't know what you have to do with the socket buffer until you analyze the next list element.</text:p>
      <text:p text:style-name="Text_20_body">To better illustrate this concept, let's take a simple example. Suppose the Switching Engine gets an exclusive copy of a socket buffer (which must eventually be freed) and the packet needs to be sent to three ports. Because the copy is exclusive, the sk_buff structure must be copied only twice. If the packet must be sent to <text:span text:style-name="T1">N</text:span><text:span text:style-name="T2"> ports, then exactly </text:span><text:span text:style-name="T1">N</text:span><text:span text:style-name="T2"> - 1 copies need to be made. Before you send the packet to a port you must clone the socket buffer first, but </text:span><text:span text:style-name="T1">only if</text:span><text:span text:style-name="T2"> there are more ports to send it to. You cannot however clone it after you've sent it because it will lead to a race condition.</text:span></text:p>
      <text:p text:style-name="P2">The sane approach to this problem is the following:</text:p>
      <text:p text:style-name="Code">while(more ports in list) {</text:p>
      <text:p text:style-name="Code"><text:s text:c="4"/>if(there is a "previous port") {</text:p>
      <text:p text:style-name="Code"><text:s text:c="8"/>clone the socket buffer;</text:p>
      <text:p text:style-name="Code"><text:s text:c="8"/>send the socket buffer to "previous port";</text:p>
      <text:p text:style-name="Code"><text:s text:c="4"/>}</text:p>
      <text:p text:style-name="Code"><text:s text:c="4"/>the current port becomes "previous port";</text:p>
      <text:p text:style-name="Code">}</text:p>
      <text:p text:style-name="Code">if(there is a "previous port") {</text:p>
      <text:p text:style-name="Code"><text:s text:c="4"/>send the socket buffer to "previous port";</text:p>
      <text:p text:style-name="Code">} else {</text:p>
      <text:p text:style-name="Code"><text:s text:c="4"/>discard the socket buffer;</text:p>
      <text:p text:style-name="Code">}</text:p>
      <text:p text:style-name="Text_20_body">We call this post‑processing because we always send to the "previous port". The key to this approach is that the last port is processed outside the loop, where no clone operation occurs. Thus the number of clones is one less than the number of ports, which is exactly what we needed.</text:p>
      <text:p text:style-name="Text_20_body">After the loop, we could just send the packet to the "previous port" but the extra check for an existing "previous port" prevents the algorithm from messing things up when there's no port to send to (the port list is empty).</text:p>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the latest 2.4 kernels and is the preferred (and standard) framework for 2.6 kernels, because of its great features. The two frameworks are different only in the RX (and not the TX) part.</text:p>
      <text:p text:style-name="Text_20_body">NAPI is extensively discussed in many papers. Two important examples would be "Beyond Softnet" by Jamal Hali Salim and others, and the "NAPI Howto" by Alexey Kuznetsov and others. The latter is included in the very kernel source, under Documentation/networking/NAPI_HOWTO.txt. Therefore we will not insist on the full NAPI mechanism and will focus on layer 2 packet processing.</text:p>
      <text:p text:style-name="Text_20_body">After a packet is completely received by the driver, it is handed off to the NAPI packet processing routine, which is <text:span text:style-name="T1">netif_receive_skb</text:span><text:span text:style-name="T2">. It is located in net/core/dev.c. This routine's main task is to deliver the packet to all registered packet handlers. As we'll explain in the next section, there are two types of packet handlers: generic and protocol‑specific. LiSA's Switching Engine is hooked between processing of the two types of packet handlers.</text:span></text:p>
      <text:h text:style-name="Heading_20_2" text:outline-level="2">Generic and Protocol‑Specific Handlers</text:h>
      <text:p text:style-name="Text_20_body">Generic packet handlers are registered in a (linked) list called <text:span text:style-name="T1">ptype_all</text:span><text:span text:style-name="T2">. Each handler is a </text:span><text:span text:style-name="T1">struct packet_type</text:span><text:span text:style-name="T2">, which (among others) has a </text:span><text:span text:style-name="T1">dev</text:span><text:span text:style-name="T2"> member. If the dev member is null, then the handler is invoked regardless of the incoming interface of the packet. If the dev member is not null, then the handler is bound to a specific interface, and it is called only if the packet was received on that particular interface.</text:span></text:p>
      <text:p text:style-name="P2">Processing the generic handlers basically means iterating through the ptype_all_list, using <text:span text:style-name="T1">list_for_each_entry_rcu</text:span>. For each entry, <text:span text:style-name="T1">deliver_skb</text:span> is called to actually invoke the handler. This is a very small inline function. All it does is increase the socket buffer's usage count and make the actual handler call. The usage count must be increased for handlers to "know" that the socket buffer they receive is not an exclusive copy and special care must be taken if they plan to touch the socket buffer.</text:p>
      <text:p text:style-name="P9">Protocol‑specific handlers are <text:span text:style-name="T1">struct packet_type</text:span> too. In addition to generic handlers, they have the <text:span text:style-name="T1">type</text:span> member set and they are indexed (by the lowest 4 bits of the protocol type) in a vector of lists, called <text:span text:style-name="T1">ptype_base</text:span>. The value of the member type is the same as the Layer 3 protocol in the Ethernet frame<text:note text:id="ftn4" text:note-class="footnote"><text:note-citation>4</text:note-citation><text:note-body><text:p text:style-name="Footnote">The protocol type is stored into the <text:span text:style-name="T1">protocol</text:span><text:span text:style-name="T2"> field of the sk_buff structured. After allocating the socket buffer, device drivers use the </text:span><text:span text:style-name="T1">eth_type_trans</text:span><text:span text:style-name="T4"> function to prepare the socket buffer and get the protocol value.</text:span></text:p></text:note-body></text:note>. Processing these handlers is done almost the same way as with generic handlers. In addition, the protocol type is matched before calling the handler (before calling <text:span text:style-name="T1">deliver_skb</text:span>).</text:p>
      <text:h text:style-name="Heading_20_2" text:outline-level="2">Packet "Post-Processing"</text:h>
      <text:p text:style-name="Text_20_body">When I described the <text:span text:style-name="T1">deliver_skb</text:span><text:span text:style-name="T2"> function, I stated that it increases the socket buffer's usage counter. But just like when the socket buffer </text:span><text:span text:style-name="T5">is sent </text:span><text:span text:style-name="T2">to many ports and exclusive copies must be ensured (see </text:span><text:span text:style-name="T2"><text:reference-ref text:reference-format="text" text:ref-name="sw_engine_post_processing">Packet "Post-Processing"</text:reference-ref></text:span><text:span text:style-name="T2"> for the Switching Engine), the usage counter must be increased only </text:span><text:span text:style-name="T1">N</text:span><text:span text:style-name="T2"> - 1 times if the socket buffer is passed to </text:span><text:span text:style-name="T1">N</text:span><text:span text:style-name="T2"> handlers. This is because if there's only one handler, the original socket buffer is an exclusive copy and it no longer needs to be copied before it is modified.</text:span></text:p>
      <text:p text:style-name="P2">Just like we did with the Switching Engine, socket buffers are post‑processed. This is what the <text:span text:style-name="T1">pt_prev</text:span> variable in netif_receive_skb is all about. The pt_prev variable is actually a pointer to the previous list element (the previous protocol). If you go back to the post‑processing general algorithm that was described earlier, you'll notice the explicit processing of the last element at the end of the netif_receive_skb function. Like we discussed, the pt_prev variable is first checked to see if there is a "previous element" or not:</text:p>
      <text:p text:style-name="Code">if (pt_prev) {</text:p>
      <text:p text:style-name="Code"><text:s text:c="4"/>ret = pt_prev-&gt;func(skb, skb-&gt;dev, pt_prev, orig_dev);</text:p>
      <text:p text:style-name="Code">} else {</text:p>
      <text:p text:style-name="Code"><text:s text:c="4"/>kfree_skb(skb);</text:p>
      <text:p text:style-name="Code"><text:s text:c="4"/>ret = NET_RX_DROP;</text:p>
      <text:p text:style-name="Code">}</text:p>
      <text:p text:style-name="Text_20_body">However, the last element is only processed once, at the end of the function. No last element processing occurs after the first list is traversed (generic handlers). This is normal, because (from the post‑processing point of view) the two lists should be regarded as a single bigger list. Last element processing occurs only once, at the end. But this is why both the bridge and the Switch Engine hooks (which are both called between walking the two lists) explicitly process the "last element". If any of the <text:s/>two hooks hijacks the socket buffer, the netif_receive_skb function will exit immediately upon returning from the hook, and it will never get the chance to process the last element. Thus the last element (of the generic handlers list) is locally processed in both hooks.</text:p>
      <text:p text:style-name="P2">The funny part is that only after we had designed the Switching Engine and had inevitably got to the post‑processing approach did we fully understand the netif_receive_skb code and realize that it uses exactly the same approach.</text:p>
      <text:h text:style-name="Heading_20_1" text:outline-level="1">Performance</text:h>
      <text:p text:style-name="Text_20_body">Because all packet switching is done in software, most performance issues arise with a large number of small‑sized packets. In this case, the CPU spends most of its time with packet processing and actual data throughput is very low.</text:p>
      <text:p text:style-name="Text_20_body">Under normal conditions, the overall performance is better, because packets carry more usable data and thus less packets are switched at the same data throughput.</text:p>
      <text:p text:style-name="Text_20_body">Our first performance test was run using 64 bytes (headers included) packets. We'll only show the test network diagram and the test results. Detailed test data, analysis and math theory can be found in the full LiSA paper.</text:p>
      <text:p text:style-name="P8"><draw:frame draw:style-name="fr3" draw:name="graphics3" text:anchor-type="paragraph" svg:width="3.3902in" svg:height="2.2945in" draw:z-index="1"><draw:image xlink:href="Pictures/200002E100003CAE00002910C9FB1703.svm" xlink:type="simple" xlink:show="embed" xlink:actuate="onLoad"/></draw:frame><text:span text:style-name="T1">Test1</text:span>, <text:span text:style-name="T1">Test2</text:span> and <text:span text:style-name="T1">Test3</text:span> are all <text:s/>Dual Xeon / 2.8 GHz, with Intel 6300 ESB chipset and two BCM5721 (Broadcom Tigon 3) network adapters. <text:span text:style-name="T1">LiSA</text:span> is a Commel Systems LE‑564 embedded system (please refer to <text:a xlink:type="simple" xlink:href="http://www.commell-sys.com/Product/SBC/LE-564.htm">http://www.commell-sys.com/Product/SBC/LE-564.htm</text:a> for further details).</text:p>
      <text:p text:style-name="P8">On Test1 we ran the Linux kernel embedded packet generator, <text:span text:style-name="T1">pktgen</text:span> (please refer to <text:s/>Documentation/networking/pktgen.txt in the 2.6 Linux kernel source). On Test2 and Test3 we ran <text:span text:style-name="T1">tcpdump</text:span> in logging mode.</text:p>
      <text:p text:style-name="P8">We ran several tests with 64‑bytes packets, but only two of them are really important: unicast and broadcast, with packet tagging. Both tests were run with 1,000,000 packets samples and packet rates up to 140,000 pps.</text:p>
      <text:p text:style-name="P8">For the unicast test, the source port was configured in access mode and the destination port was configured in trunk mode. For the broadcast test, the source port was configured in access mode and the destination ports were configured in both access and trunk mode.</text:p>
      <text:p text:style-name="P8"><draw:frame draw:style-name="fr2" draw:name="graphics4" text:anchor-type="paragraph" svg:width="3.2701in" svg:height="2.9925in" draw:z-index="2"><draw:image xlink:href="Pictures/2000051200002BC90000280FE4E5ACE7.svm" xlink:type="simple" xlink:show="embed" xlink:actuate="onLoad"/></draw:frame>The output rate scales with the input rate up to a certain point, called <text:span text:style-name="T1">cut point</text:span><text:span text:style-name="T2">. With higher input rates, the output rate remains constant. This behaviour can be fully explained through the NAPI design theory. Because of the interrupt mitigation technique, the system will process as many packets as it can, no matter what the input packet rate is. As the input packet rate increases, the system will use more and more of its resources. Eventually (when the cut point is reached), it will use all its resources and the output packet rate will remain constant even if the input packet rate increases more.</text:span></text:p>
      <text:p text:style-name="P9">Obviously, the cut point is reached faster with broadcast packets, because broadcast packets involve more switching overhead than unicast packets.</text:p>
      <text:p text:style-name="P9">NAPI interrupt mitigation works by disabling hardware interrupts and polling the network chip when the input packet rate is high enough. This way the system is freed from handling hardware interrupts and performs much better. Hardware polling and packet processing is done in software interrupt context. The following charts show the CPU time distribution during the tests:</text:p>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4" draw:name="graphics5" text:anchor-type="paragraph" svg:width="3.3854in" svg:height="2.8161in" draw:z-index="3"><draw:image xlink:href="Pictures/2000033E00002C3A000024CC54B31198.svm" xlink:type="simple" xlink:show="embed" xlink:actuate="onLoad"/></draw:frame></text:p>
            </table:table-cell>
            <table:table-cell table:style-name="Table1.A1" office:value-type="string">
              <text:p text:style-name="Table_20_Contents"><draw:frame draw:style-name="fr4" draw:name="graphics6" text:anchor-type="paragraph" svg:width="3.3866in" svg:height="2.8457in" draw:z-index="4"><draw:image xlink:href="Pictures/200002F800002BBA000024BE3856E4A8.svm" xlink:type="simple" xlink:show="embed" xlink:actuate="onLoad"/></draw:frame></text:p>
            </table:table-cell>
          </table:table-row>
        </table:table-header-rows>
      </table:table>
      <text:p text:style-name="P9">These tests were run with lab generated traffic. However, this is the worst case (because the switching overhead is the highest) but it is unlikely to happen in real networks (except for packet flood traffic, which is not usual traffic anyway). Therefore, we ran additional tests and we generated traffic that closer resembles real‑world networks.</text:p>
      <text:p text:style-name="P9">For the bandwidth test, we slightly changed the network topology:</text:p>
      <text:p text:style-name="P9"><draw:frame draw:style-name="fr2" draw:name="graphics7" text:anchor-type="paragraph" svg:width="3.5173in" svg:height="3.1165in" draw:z-index="5"><draw:image xlink:href="Pictures/2000038D00003CAC000035C2915E7A36.svm" xlink:type="simple" xlink:show="embed" xlink:actuate="onLoad"/></draw:frame>We used the <text:span text:style-name="T1">nc</text:span> tool on all machines. It was indirected from /dev/zero on server machines and redirected to /dev/null on client machines. The effective bandwidth was measured with the <text:span text:style-name="T1">iptraf</text:span> tool. Because the eth0 interface on the LiSA system is gigabit, we made asymmetric transfers: all transfers had the Test1 system at one end.</text:p>
      <text:p text:style-name="P9">Two separate tests were run. For the first one we used bidirectional transfers, and the second we used unidirectional transfers, with Test1 as source. The following table summarizes all test results:</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15">199.59</text:p>
          </table:table-cell>
          <table:table-cell table:style-name="Table12.B2" office:value-type="float" office:value="0.15">
            <text:p text:style-name="P15">0.15</text:p>
          </table:table-cell>
          <table:table-cell table:style-name="Table12.B2" office:value-type="float" office:value="1.51">
            <text:p text:style-name="P15">1.51</text:p>
          </table:table-cell>
          <table:table-cell table:style-name="Table12.E2" office:value-type="float" office:value="1.41">
            <text:p text:style-name="P15">1.41</text:p>
          </table:table-cell>
        </table:table-row>
        <table:table-row>
          <table:table-cell table:style-name="Table12.A2" office:value-type="string">
            <text:p text:style-name="Table_20_Contents">Unidir Out (Mb/s)</text:p>
          </table:table-cell>
          <table:table-cell table:style-name="Table12.B2" office:value-type="float" office:value="4.43">
            <text:p text:style-name="P15">4.43</text:p>
          </table:table-cell>
          <table:table-cell table:style-name="Table12.B2" office:value-type="float" office:value="68.39">
            <text:p text:style-name="P15">68.39</text:p>
          </table:table-cell>
          <table:table-cell table:style-name="Table12.B2" office:value-type="float" office:value="68.44">
            <text:p text:style-name="P15">68.44</text:p>
          </table:table-cell>
          <table:table-cell table:style-name="Table12.E2" office:value-type="float" office:value="63.24">
            <text:p text:style-name="P15">63.24</text:p>
          </table:table-cell>
        </table:table-row>
        <table:table-row>
          <table:table-cell table:style-name="Table12.A2" office:value-type="string">
            <text:p text:style-name="P16">Unidir Total (Mb/s) </text:p>
          </table:table-cell>
          <table:table-cell table:style-name="Table12.B2" table:formula="ooow:sum(&lt;B2&gt;|&lt;B3&gt;)" office:value-type="float" office:value="204.02">
            <text:p text:style-name="P17">204.02</text:p>
          </table:table-cell>
          <table:table-cell table:style-name="Table12.B2" table:formula="ooow:sum(&lt;C2&gt;|&lt;C3&gt;)" office:value-type="float" office:value="68.54">
            <text:p text:style-name="P17">68.54</text:p>
          </table:table-cell>
          <table:table-cell table:style-name="Table12.B2" table:formula="ooow:sum(&lt;D2&gt;|&lt;D3&gt;)" office:value-type="float" office:value="69.95">
            <text:p text:style-name="P17">69.95</text:p>
          </table:table-cell>
          <table:table-cell table:style-name="Table12.E2" table:formula="ooow:sum(&lt;E2&gt;|&lt;E3&gt;)" office:value-type="float" office:value="64.65">
            <text:p text:style-name="P17">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15">148.29</text:p>
          </table:table-cell>
          <table:table-cell table:style-name="Table12.B5" office:value-type="float" office:value="20.37">
            <text:p text:style-name="P15">20.37</text:p>
          </table:table-cell>
          <table:table-cell table:style-name="Table12.B5" office:value-type="float" office:value="18.58">
            <text:p text:style-name="P15">18.58</text:p>
          </table:table-cell>
          <table:table-cell table:style-name="Table12.E5" office:value-type="float" office:value="23.1">
            <text:p text:style-name="P15">23.1</text:p>
          </table:table-cell>
        </table:table-row>
        <table:table-row>
          <table:table-cell table:style-name="Table12.A5" office:value-type="string">
            <text:p text:style-name="Table_20_Contents">Bidir Out (Mb/s)</text:p>
          </table:table-cell>
          <table:table-cell table:style-name="Table12.B5" office:value-type="float" office:value="69.8">
            <text:p text:style-name="P15">69.8</text:p>
          </table:table-cell>
          <table:table-cell table:style-name="Table12.B5" office:value-type="float" office:value="50.66">
            <text:p text:style-name="P15">50.66</text:p>
          </table:table-cell>
          <table:table-cell table:style-name="Table12.B5" office:value-type="float" office:value="50.73">
            <text:p text:style-name="P15">50.73</text:p>
          </table:table-cell>
          <table:table-cell table:style-name="Table12.E5" office:value-type="float" office:value="49.29">
            <text:p text:style-name="P15">49.29</text:p>
          </table:table-cell>
        </table:table-row>
        <table:table-row>
          <table:table-cell table:style-name="Table12.A5" office:value-type="string">
            <text:p text:style-name="P16">Bidir Total (Mb/s)</text:p>
          </table:table-cell>
          <table:table-cell table:style-name="Table12.B5" table:formula="ooow:sum(&lt;B5&gt;|&lt;B6&gt;)" office:value-type="float" office:value="218.09">
            <text:p text:style-name="P17">218.09</text:p>
          </table:table-cell>
          <table:table-cell table:style-name="Table12.B5" table:formula="ooow:sum(&lt;C5&gt;|&lt;C6&gt;)" office:value-type="float" office:value="71.03">
            <text:p text:style-name="P17">71.03</text:p>
          </table:table-cell>
          <table:table-cell table:style-name="Table12.B5" table:formula="ooow:sum(&lt;D5&gt;|&lt;D6&gt;)" office:value-type="float" office:value="69.31">
            <text:p text:style-name="P17">69.31</text:p>
          </table:table-cell>
          <table:table-cell table:style-name="Table12.E5" table:formula="ooow:sum(&lt;E5&gt;|&lt;E6&gt;)" office:value-type="float" office:value="72.39">
            <text:p text:style-name="P17">72.39</text:p>
          </table:table-cell>
        </table:table-row>
      </table:table>
      <text:p text:style-name="Text_20_body">As you can see, the total transfer speed in both cases is almost the same. This can be explained because the transfer speed is actually limited by the LiSA system's PCI bus bandwidth. Each packet crosses the PCI bus twice (once from the input interface to the central memory and once again from the central memory to the output interface). Thus, the PCI bus speed is double the transfer bandwith, approximately 400 ... 450 MBit/s.</text:p>
      <text:p text:style-name="Text_20_body">If the PCI bus runs at 33 MHz and transfers 32 bits in each cycle, its total bandwidth is 1056 MBit/s. As one can easily see, this is not what actually happens. There are several reasons why the actual transfer bandwidth is only half the expected (theoretical) bandwidth. All transfers are performed through DMA, and performance penalties are related to the DMA transfers rather than the PCI bus itself:</text:p>
      <text:list text:style-name="L9">
        <text:list-item>
          <text:p text:style-name="P18">The PCI bus has no separate address and command lines, so additional bus cycles are required to transfer the address and the command (DMA transfer, for instance).</text:p>
        </text:list-item>
        <text:list-item>
          <text:p text:style-name="P18">DMA transfers are performed in bus master mode – the network chip must become bus master before the DMA transfer can start. Additional wait cycles are required before a specific device can become bus master.</text:p>
        </text:list-item>
        <text:list-item>
          <text:p text:style-name="P18">The main memory is shared between the CPU and DMA transfers. Additional wait cycles are required when the main memory is not available for DMA.</text:p>
        </text:list-item>
        <text:list-item>
          <text:p text:style-name="P18">When transmitting packets, each packet (or a small group of packets) must be acknowledged by the CPU before another packet can be sent. Thus packets are not transmitted right away: additional CPU work is required and so there may be bus idle tim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6-02-20T23:01:36</dc:date>
    <dc:language>en-US</dc:language>
    <meta:editing-cycles>69</meta:editing-cycles>
    <meta:editing-duration>P1DT6H27M50S</meta:editing-duration>
    <meta:user-defined meta:name="Info 1"/>
    <meta:user-defined meta:name="Info 2"/>
    <meta:user-defined meta:name="Info 3"/>
    <meta:user-defined meta:name="Info 4"/>
    <meta:document-statistic meta:table-count="2" meta:image-count="7" meta:object-count="0" meta:page-count="13" meta:paragraph-count="190" meta:word-count="4593" meta:character-count="27275"/>
  </office:meta>
</office:document-meta>
</file>